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25-02-04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24-02-06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23-02-07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22-02-09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21-02-10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21-02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20-02-04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19-02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18-02-07 0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17-02-10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16-02-17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15-02-03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14-02-12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13-02-2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12-02-1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11-02-25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10-02-2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09-02-28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08-02-24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07-02-22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06-02-27 0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05-02-24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04-02-22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03-02-2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02-02-22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01-02-22 0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2000-02-25 0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9-02-2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8-02-2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7-02-28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6-02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5-02-24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4-03-03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3-02-1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2-02-19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1-02-21 0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0-11-29 0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0-10-1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0-09-11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90-02-22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9-02-2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8-07-19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7-09-15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7-07-1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7-02-18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6-11-1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6-0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5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5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5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5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4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4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4-0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3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3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82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79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79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79-1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78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76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74-1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74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73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72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41</text:p>
          </table:table-cell>
          <table:table-cell office:value-type="string" calcext:value-type="string">
            <text:p>1971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6" meta:object-count="0"/>
    <meta:user-defined meta:name="AppVersion">3.0</meta:user-defined>
  </office:meta>
</office:document-meta>
</file>